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table:style-name="ce1" office:value="0.0">
            <text:p>0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table:number-columns-repeated="16380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table:number-columns-repeated="16380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table:number-columns-repeated="16380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table:number-columns-repeated="16380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09-30T18:41:36</meta:creation-date>
    <dc:date>2015-09-30T18:41:36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6b833a" svg:stroke-opacity="100%" draw:stroke-linejoin="round" draw:fill-color="#6b833a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 (degK, degR, psia)</text:p>
            </chart:title>
            <chart:grid chart:class="major" chart:style-name="GMa1"/>
          </chart:axis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primary-y" chart:style-name="G0S1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primary-y" chart:style-name="G0S2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